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0B45C8374E779C64B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4986in" table:align="left"/>
    </style:style>
    <style:style style:name="Table1.A" style:family="table-column">
      <style:table-column-properties style:column-width="3.4986in"/>
    </style:style>
    <style:style style:name="Table1.A1" style:family="table-cell">
      <style:table-cell-properties fo:background-color="transparent" fo:padding="0.0382in" fo:border-left="none" fo:border-right="none" fo:border-top="none" fo:border-bottom="0.05pt solid #000000">
        <style:background-image/>
      </style:table-cell-properties>
    </style:style>
    <style:style style:name="Table1.2" style:family="table-row">
      <style:table-row-properties style:min-row-height="0.2521in"/>
    </style:style>
    <style:style style:name="Table1.A2"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bae7d" officeooo:paragraph-rsid="005bae7d"/>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19f270" officeooo:paragraph-rsid="0019f270"/>
    </style:style>
    <style:style style:name="P4" style:family="paragraph" style:parent-style-name="Text_20_body">
      <style:text-properties fo:language="de" fo:country="DE" officeooo:rsid="002490a5" officeooo:paragraph-rsid="002490a5"/>
    </style:style>
    <style:style style:name="P5" style:family="paragraph" style:parent-style-name="Text_20_body">
      <style:paragraph-properties fo:text-align="center" style:justify-single-word="false"/>
      <style:text-properties fo:language="de" fo:country="DE" officeooo:rsid="00280f2d" officeooo:paragraph-rsid="00280f2d"/>
    </style:style>
    <style:style style:name="P6" style:family="paragraph" style:parent-style-name="Text_20_body">
      <style:text-properties fo:language="de" fo:country="DE" officeooo:rsid="0038d0cd" officeooo:paragraph-rsid="0038d0cd"/>
    </style:style>
    <style:style style:name="P7" style:family="paragraph" style:parent-style-name="Text_20_body">
      <style:text-properties fo:language="de" fo:country="DE" officeooo:rsid="003bdadf" officeooo:paragraph-rsid="003bdadf"/>
    </style:style>
    <style:style style:name="P8" style:family="paragraph" style:parent-style-name="Text_20_body">
      <style:text-properties fo:language="de" fo:country="DE" officeooo:rsid="00438d32" officeooo:paragraph-rsid="004a1867"/>
    </style:style>
    <style:style style:name="P9" style:family="paragraph" style:parent-style-name="Text_20_body">
      <style:text-properties fo:language="de" fo:country="DE" officeooo:rsid="00463bc9" officeooo:paragraph-rsid="00463bc9"/>
    </style:style>
    <style:style style:name="P10" style:family="paragraph" style:parent-style-name="Text_20_body">
      <style:text-properties fo:language="de" fo:country="DE" officeooo:rsid="0057051f" officeooo:paragraph-rsid="0057051f"/>
    </style:style>
    <style:style style:name="P11" style:family="paragraph" style:parent-style-name="Text_20_body">
      <style:text-properties fo:language="de" fo:country="DE" officeooo:rsid="0026dc47" officeooo:paragraph-rsid="0026dc47"/>
    </style:style>
    <style:style style:name="P12" style:family="paragraph" style:parent-style-name="Text_20_body">
      <style:text-properties fo:language="de" fo:country="DE" officeooo:rsid="00580bf1" officeooo:paragraph-rsid="00580bf1"/>
    </style:style>
    <style:style style:name="P13" style:family="paragraph" style:parent-style-name="Text_20_body">
      <style:paragraph-properties fo:text-align="start" style:justify-single-word="false"/>
      <style:text-properties fo:language="de" fo:country="DE" officeooo:rsid="005b3556" officeooo:paragraph-rsid="005b3556"/>
    </style:style>
    <style:style style:name="P14" style:family="paragraph" style:parent-style-name="Text_20_body">
      <style:text-properties fo:language="de" fo:country="DE" officeooo:paragraph-rsid="00746e98"/>
    </style:style>
    <style:style style:name="P15" style:family="paragraph" style:parent-style-name="Text_20_body">
      <style:text-properties fo:language="de" fo:country="DE" officeooo:rsid="004aaf93" officeooo:paragraph-rsid="004aaf93"/>
    </style:style>
    <style:style style:name="P16" style:family="paragraph" style:parent-style-name="Text_20_body">
      <style:text-properties fo:language="de" fo:country="DE" officeooo:rsid="007f9204" officeooo:paragraph-rsid="007f9204"/>
    </style:style>
    <style:style style:name="P17" style:family="paragraph" style:parent-style-name="Text_20_body">
      <style:text-properties fo:language="de" fo:country="DE" officeooo:rsid="00803020" officeooo:paragraph-rsid="009b8d94"/>
    </style:style>
    <style:style style:name="P18" style:family="paragraph" style:parent-style-name="Text_20_body">
      <style:text-properties fo:language="de" fo:country="DE" officeooo:rsid="009b8d94" officeooo:paragraph-rsid="009b8d94"/>
    </style:style>
    <style:style style:name="P19" style:family="paragraph" style:parent-style-name="Text_20_body">
      <style:paragraph-properties fo:text-align="center" style:justify-single-word="false"/>
      <style:text-properties officeooo:rsid="00342baf" officeooo:paragraph-rsid="0035cbd4"/>
    </style:style>
    <style:style style:name="P20" style:family="paragraph" style:parent-style-name="Title">
      <style:text-properties fo:language="de" fo:country="DE" officeooo:rsid="00342baf" officeooo:paragraph-rsid="00342baf"/>
    </style:style>
    <style:style style:name="P21" style:family="paragraph" style:parent-style-name="Table_20_Contents">
      <style:text-properties fo:language="de" fo:country="DE"/>
    </style:style>
    <style:style style:name="P22" style:family="paragraph" style:parent-style-name="Table_20_Contents">
      <style:text-properties fo:language="de" fo:country="DE" officeooo:rsid="00280f2d" officeooo:paragraph-rsid="00280f2d"/>
    </style:style>
    <style:style style:name="P23" style:family="paragraph" style:parent-style-name="Table_20_Contents">
      <style:paragraph-properties fo:text-align="center" style:justify-single-word="false"/>
      <style:text-properties fo:language="de" fo:country="DE" officeooo:rsid="003e3562" officeooo:paragraph-rsid="003e3562"/>
    </style:style>
    <style:style style:name="P24" style:family="paragraph" style:parent-style-name="Code">
      <style:text-properties fo:language="de" fo:country="DE"/>
    </style:style>
    <style:style style:name="P25" style:family="paragraph" style:parent-style-name="Code">
      <style:text-properties fo:language="de" fo:country="DE" officeooo:paragraph-rsid="007e3a7c"/>
    </style:style>
    <style:style style:name="P26" style:family="paragraph" style:parent-style-name="Code">
      <style:text-properties fo:language="de" fo:country="DE" officeooo:rsid="0088fab0" officeooo:paragraph-rsid="0088fab0"/>
    </style:style>
    <style:style style:name="P27" style:family="paragraph" style:parent-style-name="Code">
      <style:text-properties fo:language="de" fo:country="DE" fo:font-style="normal" officeooo:rsid="0089efd7" officeooo:paragraph-rsid="0089efd7" style:font-style-asian="normal" style:font-style-complex="normal"/>
    </style:style>
    <style:style style:name="P28" style:family="paragraph" style:parent-style-name="Code">
      <style:text-properties fo:language="de" fo:country="DE" officeooo:paragraph-rsid="00a1d7c8"/>
    </style:style>
    <style:style style:name="P29" style:family="paragraph" style:parent-style-name="Text_20_body" style:list-style-name="L1">
      <style:text-properties fo:language="de" fo:country="DE" officeooo:rsid="001a0e1e" officeooo:paragraph-rsid="001a0e1e"/>
    </style:style>
    <style:style style:name="P30" style:family="paragraph" style:parent-style-name="Text_20_body" style:list-style-name="L1">
      <style:text-properties fo:language="de" fo:country="DE" officeooo:rsid="001b6bb1" officeooo:paragraph-rsid="001b6bb1"/>
    </style:style>
    <style:style style:name="P31" style:family="paragraph" style:parent-style-name="Text_20_body" style:list-style-name="L1">
      <style:text-properties fo:language="de" fo:country="DE" officeooo:paragraph-rsid="001ccbba"/>
    </style:style>
    <style:style style:name="P32" style:family="paragraph" style:parent-style-name="Text_20_body" style:list-style-name="L1">
      <style:text-properties fo:language="de" fo:country="DE" officeooo:rsid="00205f10" officeooo:paragraph-rsid="001e67fc"/>
    </style:style>
    <style:style style:name="P33" style:family="paragraph" style:parent-style-name="Text_20_body" style:list-style-name="L2">
      <style:text-properties fo:language="de" fo:country="DE" officeooo:rsid="002299ee" officeooo:paragraph-rsid="002299ee"/>
    </style:style>
    <style:style style:name="P34" style:family="paragraph" style:parent-style-name="Text_20_body" style:list-style-name="L2">
      <style:text-properties fo:language="de" fo:country="DE" officeooo:rsid="002305c4" officeooo:paragraph-rsid="002305c4"/>
    </style:style>
    <style:style style:name="P35" style:family="paragraph" style:parent-style-name="Text_20_body" style:list-style-name="L2">
      <style:text-properties fo:language="de" fo:country="DE" officeooo:rsid="002490a5" officeooo:paragraph-rsid="002490a5"/>
    </style:style>
    <style:style style:name="P36" style:family="paragraph" style:parent-style-name="Text_20_body" style:list-style-name="L2">
      <style:text-properties fo:language="de" fo:country="DE" officeooo:rsid="0026dc47" officeooo:paragraph-rsid="0026dc47"/>
    </style:style>
    <style:style style:name="P37" style:family="paragraph" style:parent-style-name="Text_20_body" style:list-style-name="L3">
      <style:text-properties fo:language="de" fo:country="DE" officeooo:rsid="002ad3b0" officeooo:paragraph-rsid="002ad3b0"/>
    </style:style>
    <style:style style:name="P38" style:family="paragraph" style:parent-style-name="Text_20_body" style:list-style-name="L4">
      <style:text-properties fo:language="de" fo:country="DE" officeooo:rsid="002d1a53" officeooo:paragraph-rsid="002d1a53"/>
    </style:style>
    <style:style style:name="P39" style:family="paragraph" style:parent-style-name="Text_20_body" style:list-style-name="L4">
      <style:text-properties fo:language="de" fo:country="DE" officeooo:rsid="002d908f" officeooo:paragraph-rsid="002d908f"/>
    </style:style>
    <style:style style:name="P40" style:family="paragraph" style:parent-style-name="Text_20_body" style:list-style-name="L5">
      <style:text-properties fo:language="de" fo:country="DE" officeooo:rsid="002e95cd" officeooo:paragraph-rsid="002f0488"/>
    </style:style>
    <style:style style:name="P41" style:family="paragraph" style:parent-style-name="Text_20_body" style:list-style-name="L5">
      <style:text-properties fo:language="de" fo:country="DE" officeooo:rsid="002e95cd" officeooo:paragraph-rsid="00316cd5"/>
    </style:style>
    <style:style style:name="P42" style:family="paragraph" style:parent-style-name="Text_20_body" style:list-style-name="L6">
      <style:text-properties fo:language="de" fo:country="DE" officeooo:paragraph-rsid="0089efd7"/>
    </style:style>
    <style:style style:name="P43" style:family="paragraph" style:parent-style-name="Text_20_body" style:list-style-name="L6">
      <style:text-properties fo:language="de" fo:country="DE" officeooo:paragraph-rsid="00919c5c"/>
    </style:style>
    <style:style style:name="P44" style:family="paragraph" style:parent-style-name="Heading_20_1">
      <style:text-properties fo:language="de" fo:country="DE"/>
    </style:style>
    <style:style style:name="P45" style:family="paragraph" style:parent-style-name="Heading_20_1">
      <style:text-properties fo:language="de" fo:country="DE" officeooo:rsid="00189051" officeooo:paragraph-rsid="00189051"/>
    </style:style>
    <style:style style:name="P46" style:family="paragraph" style:parent-style-name="Heading_20_1">
      <style:text-properties fo:language="de" fo:country="DE" officeooo:rsid="005553c1" officeooo:paragraph-rsid="005553c1"/>
    </style:style>
    <style:style style:name="P47" style:family="paragraph" style:parent-style-name="Heading_20_1">
      <style:text-properties fo:language="de" fo:country="DE" officeooo:rsid="007ad857" officeooo:paragraph-rsid="007ad857"/>
    </style:style>
    <style:style style:name="P48" style:family="paragraph" style:parent-style-name="Heading_20_1">
      <style:text-properties fo:language="de" fo:country="DE" officeooo:rsid="008195b6" officeooo:paragraph-rsid="008195b6"/>
    </style:style>
    <style:style style:name="P49" style:family="paragraph" style:parent-style-name="Heading_20_1">
      <style:paragraph-properties fo:text-align="center" style:justify-single-word="false"/>
      <style:text-properties fo:language="de" fo:country="DE" officeooo:paragraph-rsid="00919c5c"/>
    </style:style>
    <style:style style:name="P50" style:family="paragraph" style:parent-style-name="Heading_20_2">
      <style:text-properties fo:language="de" fo:country="DE"/>
    </style:style>
    <style:style style:name="P51" style:family="paragraph" style:parent-style-name="Heading_20_2">
      <style:text-properties fo:language="de" fo:country="DE" officeooo:rsid="00189051" officeooo:paragraph-rsid="00189051"/>
    </style:style>
    <style:style style:name="P52" style:family="paragraph" style:parent-style-name="Heading_20_2">
      <style:text-properties fo:language="de" fo:country="DE" officeooo:rsid="002e11d7" officeooo:paragraph-rsid="002e11d7"/>
    </style:style>
    <style:style style:name="P53" style:family="paragraph" style:parent-style-name="Heading_20_2">
      <style:text-properties fo:language="de" fo:country="DE" officeooo:rsid="00334cb2" officeooo:paragraph-rsid="00334cb2"/>
    </style:style>
    <style:style style:name="P54" style:family="paragraph" style:parent-style-name="Heading_20_2">
      <style:text-properties fo:language="de" fo:country="DE" officeooo:rsid="0061d737" officeooo:paragraph-rsid="0061d737"/>
    </style:style>
    <style:style style:name="P55" style:family="paragraph" style:parent-style-name="Heading_20_2">
      <style:text-properties fo:language="de" fo:country="DE" officeooo:rsid="0074e5c7" officeooo:paragraph-rsid="0074e5c7"/>
    </style:style>
    <style:style style:name="P56" style:family="paragraph" style:parent-style-name="Heading_20_2">
      <style:text-properties fo:language="de" fo:country="DE" officeooo:rsid="007854cc" officeooo:paragraph-rsid="007854cc"/>
    </style:style>
    <style:style style:name="P57" style:family="paragraph" style:parent-style-name="Code">
      <style:text-properties fo:language="de" fo:country="DE" officeooo:paragraph-rsid="00b03555"/>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officeooo:rsid="003605e3"/>
    </style:style>
    <style:style style:name="T4" style:family="text">
      <style:text-properties fo:language="de" fo:country="DE" officeooo:rsid="0035cbd4"/>
    </style:style>
    <style:style style:name="T5" style:family="text">
      <style:text-properties fo:language="de" fo:country="DE" officeooo:rsid="00593195"/>
    </style:style>
    <style:style style:name="T6" style:family="text">
      <style:text-properties fo:language="de" fo:country="DE" officeooo:rsid="0059de38"/>
    </style:style>
    <style:style style:name="T7" style:family="text">
      <style:text-properties officeooo:rsid="001b6bb1"/>
    </style:style>
    <style:style style:name="T8" style:family="text">
      <style:text-properties officeooo:rsid="001bd7bf"/>
    </style:style>
    <style:style style:name="T9" style:family="text">
      <style:text-properties officeooo:rsid="0025e612"/>
    </style:style>
    <style:style style:name="T10" style:family="text">
      <style:text-properties officeooo:rsid="0026dc47"/>
    </style:style>
    <style:style style:name="T11" style:family="text">
      <style:text-properties officeooo:rsid="00316cd5"/>
    </style:style>
    <style:style style:name="T12" style:family="text">
      <style:text-properties officeooo:rsid="0039dca6"/>
    </style:style>
    <style:style style:name="T13" style:family="text">
      <style:text-properties officeooo:rsid="0047f639"/>
    </style:style>
    <style:style style:name="T14" style:family="text">
      <style:text-properties officeooo:rsid="004c0c40"/>
    </style:style>
    <style:style style:name="T15" style:family="text">
      <style:text-properties style:font-name="Liberation Mono" fo:font-size="11pt" fo:font-style="normal" fo:font-weight="normal" officeooo:rsid="005fee53" style:font-size-asian="11pt" style:font-style-asian="normal" style:font-weight-asian="normal"/>
    </style:style>
    <style:style style:name="T16" style:family="text">
      <style:text-properties officeooo:rsid="0058052a"/>
    </style:style>
    <style:style style:name="T17" style:family="text">
      <style:text-properties officeooo:rsid="005d4d5c"/>
    </style:style>
    <style:style style:name="T18" style:family="text">
      <style:text-properties style:text-position="sub 58%" style:font-name="Liberation Mono" fo:font-size="11pt" fo:font-style="normal" fo:font-weight="normal" officeooo:rsid="0060f4f7" style:font-size-asian="11pt" style:font-style-asian="normal" style:font-weight-asian="normal"/>
    </style:style>
    <style:style style:name="T19" style:family="text">
      <style:text-properties style:text-position="sub 58%" style:font-name="Liberation Mono" fo:font-size="11pt" fo:font-style="normal" fo:font-weight="normal" officeooo:rsid="005fee53" style:font-size-asian="11pt" style:font-style-asian="normal" style:font-weight-asian="normal"/>
    </style:style>
    <style:style style:name="T20" style:family="text">
      <style:text-properties officeooo:rsid="00623625"/>
    </style:style>
    <style:style style:name="T21" style:family="text">
      <style:text-properties officeooo:rsid="0062501c"/>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font-size="11pt" fo:font-style="italic" officeooo:rsid="0062501c" style:font-size-asian="11pt" style:font-style-asian="italic" style:font-size-complex="11pt" style:font-style-complex="italic"/>
    </style:style>
    <style:style style:name="T24" style:family="text">
      <style:text-properties fo:font-size="11pt" fo:font-style="italic" officeooo:rsid="006956e4" style:font-size-asian="11pt" style:font-style-asian="italic" style:font-size-complex="11pt" style:font-style-complex="italic"/>
    </style:style>
    <style:style style:name="T25" style:family="text">
      <style:text-properties fo:font-size="11pt" fo:font-style="italic" officeooo:rsid="006c7f00" style:font-size-asian="11pt" style:font-style-asian="italic" style:font-size-complex="11pt" style:font-style-complex="italic"/>
    </style:style>
    <style:style style:name="T26" style:family="text">
      <style:text-properties fo:font-size="11pt" fo:font-weight="bold" style:font-size-asian="11pt" style:font-weight-asian="bold" style:font-size-complex="11pt" style:font-weight-complex="bold"/>
    </style:style>
    <style:style style:name="T27" style:family="text">
      <style:text-properties fo:font-size="11pt" fo:font-weight="bold" officeooo:rsid="0062501c" style:font-size-asian="11pt" style:font-weight-asian="bold" style:font-size-complex="11pt" style:font-weight-complex="bold"/>
    </style:style>
    <style:style style:name="T28" style:family="text">
      <style:text-properties fo:font-weight="bold" officeooo:rsid="0062501c" style:font-weight-asian="bold" style:font-weight-complex="bold"/>
    </style:style>
    <style:style style:name="T29" style:family="text">
      <style:text-properties officeooo:rsid="00784b09"/>
    </style:style>
    <style:style style:name="T30" style:family="text">
      <style:text-properties officeooo:rsid="007854cc"/>
    </style:style>
    <style:style style:name="T31" style:family="text">
      <style:text-properties officeooo:rsid="007e3a7c"/>
    </style:style>
    <style:style style:name="T32" style:family="text">
      <style:text-properties officeooo:rsid="00865ffe"/>
    </style:style>
    <style:style style:name="T33" style:family="text">
      <style:text-properties officeooo:rsid="008b59f1"/>
    </style:style>
    <style:style style:name="T34" style:family="text">
      <style:text-properties officeooo:rsid="008cefda"/>
    </style:style>
    <style:style style:name="T35" style:family="text">
      <style:text-properties officeooo:rsid="008d2072"/>
    </style:style>
    <style:style style:name="T36" style:family="text">
      <style:text-properties officeooo:rsid="008ec0e3"/>
    </style:style>
    <style:style style:name="T37" style:family="text">
      <style:text-properties officeooo:rsid="0093e497"/>
    </style:style>
    <style:style style:name="T38" style:family="text">
      <style:text-properties officeooo:rsid="00958d2b"/>
    </style:style>
    <style:style style:name="T39" style:family="text">
      <style:text-properties officeooo:rsid="00967d4b"/>
    </style:style>
    <style:style style:name="T40" style:family="text">
      <style:text-properties officeooo:rsid="009871a4"/>
    </style:style>
    <style:style style:name="T41" style:family="text">
      <style:text-properties officeooo:rsid="009b95ba"/>
    </style:style>
    <style:style style:name="T42" style:family="text">
      <style:text-properties officeooo:rsid="009f5ce9"/>
    </style:style>
    <style:style style:name="T43" style:family="text">
      <style:text-properties officeooo:rsid="009ff80a"/>
    </style:style>
    <style:style style:name="T44" style:family="text">
      <style:text-properties officeooo:rsid="00a02aba"/>
    </style:style>
    <style:style style:name="T45" style:family="text">
      <style:text-properties officeooo:rsid="00a0492e"/>
    </style:style>
    <style:style style:name="T46" style:family="text">
      <style:text-properties officeooo:rsid="00a8ab5a"/>
    </style:style>
    <style:style style:name="T47" style:family="text">
      <style:text-properties officeooo:rsid="00aa0796"/>
    </style:style>
    <style:style style:name="T48" style:family="text">
      <style:text-properties officeooo:rsid="00abc148"/>
    </style:style>
    <style:style style:name="T49" style:family="text">
      <style:text-properties officeooo:rsid="00abc628"/>
    </style:style>
    <style:style style:name="T50" style:family="text">
      <style:text-properties officeooo:rsid="00adace3"/>
    </style:style>
    <style:style style:name="T51" style:family="text">
      <style:text-properties officeooo:rsid="00af4b6a"/>
    </style:style>
    <style:style style:name="T52" style:family="text">
      <style:text-properties officeooo:rsid="00b0355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IDI2-Klausur WS15/16</text:p>
      <text:p text:style-name="P19"><text:span text:style-name="T1">Diese </text:span><text:span text:style-name="T5">Angabe</text:span><text:span text:style-name="T1"> ist </text:span><text:span text:style-name="T2">kein</text:span><text:span text:style-name="T1"> offizielles Dokument der TU-München<text:line-break/></text:span><text:span text:style-name="T3">E</text:span><text:span text:style-name="T1">rstellt von Kevin Kappelmann, </text:span><text:span text:style-name="T3">09.03.2016</text:span><text:span text:style-name="T1"><text:line-break/>Musterlösung </text:span><text:span text:style-name="T6">erhaltbar </text:span><text:span text:style-name="T1">unter </text:span><text:a xlink:type="simple" xlink:href="https://github.com/kappelmann/eidi2_rep_2016" text:style-name="Internet_20_link" text:visited-style-name="Visited_20_Internet_20_Link">https://github.com/kappelmann/eidi2_rep_2016</text:a><text:span text:style-name="T4"><text:line-break/>Angabe und Musterlösungen ohne Gewähr</text:span></text:p>
      <text:p text:style-name="P13"><text:span text:style-name="T40">Sie haben</text:span> 90 Minuten <text:span text:style-name="T40">Zeit zur Bearbeitung der Aufgaben. Viel Erfolg!</text:span></text:p>
      <text:h text:style-name="P45" text:outline-level="1">Multiple Choice 7P</text:h>
      <text:p text:style-name="P3">Sind die folgenden Behauptungen <text:span text:style-name="T8">wahr oder falsch</text:span>. Kreuzen Sie die richtige Antwort an. <text:line-break/>Jede richtige Antwort: +0.5P<text:line-break/>Keine Antwort: 0P<text:line-break/>Jede falsche Antwort: -0.5P</text:p>
      <text:p text:style-name="P4">Bei Antworten, die keine wahr oder falsch Antworten sind, geben sie die korrekte Antwort an. Hier gibt es keine Minuspunkte.</text:p>
      <text:h text:style-name="P51" text:outline-level="2">Verifikation</text:h>
      <text:list xml:id="list7235470171587520911" text:style-name="L1">
        <text:list-item>
          <text:p text:style-name="P29">false ist die schwächste <text:span text:style-name="T7">Zusicherung</text:span></text:p>
        </text:list-item>
        <text:list-item>
          <text:p text:style-name="P30">x&lt;0 ist eine stärkere Zusicherung als x&lt;-1</text:p>
        </text:list-item>
        <text:list-item>
          <text:p text:style-name="P30">Zum Beweis einer Programmiereigenschaft muss man an einem Knoten true herleiten</text:p>
        </text:list-item>
        <text:list-item>
          <text:p text:style-name="P31"><text:span text:style-name="T7">(A^B =&gt;C)</text:span>≡<text:span text:style-name="T8">A=&gt;(B=&gt;C)</text:span></text:p>
        </text:list-item>
        <text:list-item>
          <text:p text:style-name="P32">x≥y ist eine Schleifeninvariante für x=5; y=0; while y&lt;x do x++; end</text:p>
        </text:list-item>
      </text:list>
      <text:h text:style-name="P51" text:outline-level="2">Ocaml</text:h>
      <text:list xml:id="list6567692628438430993" text:style-name="L2">
        <text:list-item>
          <text:p text:style-name="P33">(f g) x wertet sich zu dem selben Wert aus wie f g x</text:p>
        </text:list-item>
        <text:list-item>
          <text:p text:style-name="P33">Die durch let f x = let p a b = a+b in p x definierte Funktion f is vom Typ int → int</text:p>
        </text:list-item>
        <text:list-item>
          <text:p text:style-name="P34">Die folgende OCaml Zeile ist fehlerfrei: match [1,2] with [x,y] → x+y | z → 0</text:p>
        </text:list-item>
        <text:list-item>
          <text:p text:style-name="P35">Der Typ des Ausdrucks fold_left (fun a x → x a<text:span text:style-name="T9">)</text:span> ist …</text:p>
        </text:list-item>
        <text:list-item>
          <text:p text:style-name="P36">Die Auswertung des Ausdrucks let rec x = 1 in let x x = x in x 2 liefert … </text:p>
        </text:list-item>
        <text:list-item>
          <text:p text:style-name="P36">Der Typ des Ausdrucks fun x → x % x ist … <text:span text:style-name="T35">(die Signatur des % Operators finden Sie im Anhang)</text:span></text:p>
        </text:list-item>
      </text:list>
      <text:p text:style-name="P11"/>
      <text:p text:style-name="P11"/>
      <text:p text:style-name="P11"/>
      <text:h text:style-name="P51" text:outline-level="2"><text:soft-page-break/>Verifikatio<text:span text:style-name="T10">n</text:span></text:h>
      <text:list xml:id="list5032429039524008691" text:style-name="L3">
        <text:list-item>
          <text:p text:style-name="P37"><text:span text:style-name="T10">D</text:span>ie folgende Big-Step-Regel ist gültig</text:p>
        </text:list-item>
      </text:list>
      <table:table table:name="Table1" table:style-name="Table1">
        <table:table-column table:style-name="Table1.A"/>
        <table:table-row>
          <table:table-cell table:style-name="Table1.A1" office:value-type="string">
            <text:p text:style-name="P5">e=&gt;e'::e''</text:p>
          </table:table-cell>
        </table:table-row>
        <table:table-row table:style-name="Table1.2">
          <table:table-cell table:style-name="Table1.A2" office:value-type="string">
            <text:p text:style-name="P22">(match e with [] → e1 | x::xs → e2 = e2[e'/x, e''/xs]<text:line-break/></text:p>
          </table:table-cell>
        </table:table-row>
      </table:table>
      <text:list xml:id="list1776327742077592510" text:style-name="L4">
        <text:list-item>
          <text:p text:style-name="P38">fun x → x 1 ist ein Wert</text:p>
        </text:list-item>
        <text:list-item>
          <text:p text:style-name="P39">Ein Mini-OCaml Ausdruck ohne Funktionsapplikation terminiert immer</text:p>
        </text:list-item>
      </text:list>
      <text:h text:style-name="P45" text:outline-level="1">Weakest Precondition 10P</text:h>
      <text:h text:style-name="P52" text:outline-level="2">Berechne die schwächste Vorbedingung<text:tab/></text:h>
      <text:list xml:id="list6141044889294362649" text:style-name="L5">
        <text:list-item>
          <text:p text:style-name="P40">WP[[i=i+1]](i=x^x=5) ≡ …</text:p>
        </text:list-item>
        <text:list-item>
          <text:p text:style-name="P41">WP[[<text:span text:style-name="T11">x&lt;y</text:span>]](<text:span text:style-name="T11">x=2*y, x&lt;2*y</text:span>) ≡ …</text:p>
        </text:list-item>
      </text:list>
      <text:h text:style-name="P53" text:outline-level="2">Kontrollflussgraph</text:h>
      <text:p text:style-name="P6">int i = 0;<text:line-break/><text:span text:style-name="T12">while(b) { i=i+1;}</text:span></text:p>
      <text:p text:style-name="P6"><draw:frame draw:style-name="fr1" draw:name="Image1" text:anchor-type="paragraph" svg:x="0.798in" svg:y="0.2709in" svg:width="4.4382in" svg:height="1.3453in" draw:z-index="0"><draw:image xlink:href="Pictures/1000020100000252000000B45C8374E779C64B6A.png" xlink:type="simple" xlink:show="embed" xlink:actuate="onLoad"/></draw:frame></text:p>
      <text:p text:style-name="P6"/>
      <text:p text:style-name="P7">Geben sie für die Belegungen b und <text:span text:style-name="T51">Z</text:span> die schwächsten Vorbedingungen an</text:p>
      <table:table table:name="Table2" table:style-name="Table2">
        <table:table-column table:style-name="Table2.A" table:number-columns-repeated="3"/>
        <table:table-column table:style-name="Table2.D"/>
        <table:table-row>
          <table:table-cell table:style-name="Table2.A1" office:value-type="string">
            <text:p text:style-name="P21"/>
          </table:table-cell>
          <table:table-cell table:style-name="Table2.A1" office:value-type="string">
            <text:p text:style-name="P23">A</text:p>
          </table:table-cell>
          <table:table-cell table:style-name="Table2.A1" office:value-type="string">
            <text:p text:style-name="P23">I</text:p>
          </table:table-cell>
          <table:table-cell table:style-name="Table2.D1" office:value-type="string">
            <text:p text:style-name="P23">B</text:p>
          </table:table-cell>
        </table:table-row>
        <table:table-row>
          <table:table-cell table:style-name="Table2.A2" office:value-type="string">
            <text:p text:style-name="P23">b=false</text:p>
            <text:p text:style-name="P23"><text:span text:style-name="T50">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true</text:p>
            <text:p text:style-name="P23"><text:span text:style-name="T50">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i&lt;17</text:p>
            <text:p text:style-name="P23"><text:span text:style-name="T50">Z</text:span>=i&gt;3</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7"/>
      <text:p text:style-name="P7"/>
      <text:h text:style-name="P44" text:outline-level="1">Ocaml Sparse Vector 9P</text:h>
      <text:p text:style-name="P8">Analog zu dünn besetzten Matrizen enthalten dünn besetzte Vektoren hauptsächlich Nullen, die man <text:soft-page-break/>nicht speichern will. Deshalb definieren wir einen Datentyp, der den Index beginnend mit 0 und den dazugehörigen Wert speichert.</text:p>
      <text:p text:style-name="P8">Als Invariante soll gelten, dass nach jeder Operation nur Werte ungleich 0 in der Datenstruktur enthalten sind. z.B: add [1,1] [1,<text:span text:style-name="T49">(</text:span>-1<text:span text:style-name="T49">)</text:span>] = [] aber auch set 3 0 [3,1] = []</text:p>
      <text:p text:style-name="P9">Implementieren Sie die folgenden <text:span text:style-name="T13">Funktionen:</text:span></text:p>
      <text:p text:style-name="P24">type t = (int * int) list<text:line-break/>val empty : t<text:line-break/>val set : int → int → t → t<text:line-break/>val add : t → t → t<text:line-break/>val mul : int → t → t<text:line-break/>val sprod : t → t → int</text:p>
      <text:p text:style-name="P15">Wobei empty den leeren Vektor darstellt.<text:line-break/>set i v a setzt den Wert an Stelle i des Vektors a auf den Wert v<text:line-break/>add a b Addition durch <text:span text:style-name="T17">k</text:span>omponentenweise Summe, d.h. (a b c) + (d e f) = (a+d <text:s text:c="3"/>b+e <text:s text:c="3"/>c+f)<text:line-break/><text:span text:style-name="T14">mul i r Skalarmultiplikation, d.h. i * (a b c) = (i*a <text:s text:c="3"/>i*b <text:s text:c="3"/>i*c)<text:line-break/>sprod a b Standardskalarmultiplikation, d.h. &lt;a,b&gt;=</text:span><text:span text:style-name="T15">a</text:span><text:span text:style-name="T19">1</text:span><text:span text:style-name="T15">*b</text:span><text:span text:style-name="T19">1</text:span><text:span text:style-name="T15">+a</text:span><text:span text:style-name="T19">2</text:span><text:span text:style-name="T15">*b</text:span><text:span text:style-name="T19">2</text:span><text:span text:style-name="T15">+...+a</text:span><text:span text:style-name="T19">n</text:span><text:span text:style-name="T15">*b</text:span><text:span text:style-name="T18">n</text:span></text:p>
      <text:h text:style-name="P46" text:outline-level="1">Heavy Lifting 16P</text:h>
      <text:p text:style-name="P10">Im folgenden wollen wir einen Funkto<text:span text:style-name="T46">r</text:span> Lift definieren, dessen Anwendung ein Modul mit Signatur Base um nützliche Funktionen erweitert. <text:span text:style-name="T16">Der Funktor soll auf beliebigen einfachen polymorphen zyklenfreie Datenstrukturen arbeiten.</text:span></text:p>
      <text:p text:style-name="P12">'a t ist der Typ, der Datenstruktur, empty liefert eine leere Datenstruktur, insert fügt einen neuen Wert in die Datenstruktur ein und fold faltet die Funktion über die Datenstruktur. <text:line-break/>Beachte: fold insert empty x = x</text:p>
      <text:h text:style-name="P54" text:outline-level="2">F<text:span text:style-name="T20">unktorimplementierung</text:span></text:h>
      <text:p text:style-name="P14">Implementiere den Funktor, wobei die Funktionen, die vom List-Modul bekannte Semantik besitzen sollen. <text:span text:style-name="T21">Wandlen Sie die Datenstruktur nicht erst in eine Liste um, sondern verwenden sie z.B. B.fold</text:span></text:p>
      <text:p text:style-name="P24"><text:span text:style-name="T28">Signaturen</text:span><text:span text:style-name="T21"><text:line-break/></text:span><text:span text:style-name="T23">module type Base = sig<text:line-break/><text:tab/>type 'a t<text:line-break/><text:tab/>val empty : 'a (*nullary*)<text:line-break/><text:tab/>val insert : 'a → 'a t → 'a t (*rec constr.*)<text:line-break/><text:tab/>val fold : ('a → 'b → 'b) → 'a t → 'b → 'b<text:line-break/>end<text:line-break/>module Lif</text:span><text:span text:style-name="T24">t</text:span><text:span text:style-name="T23"> (B:Base) : sig<text:line-break/><text:tab/>include Base<text:line-break/><text:tab/>val iter : ('a → unit) → 'a t → unit<text:line-break/><text:tab/>val map : ('a → 'b) → 'a t → 'b t<text:line-break/><text:tab/>val filter : ('a → bool) → 'a t → 'a t<text:line-break/><text:tab/>val append : 'a t → 'a t → 'a t<text:line-break/></text:span><text:soft-page-break/><text:span text:style-name="T23"><text:tab/>val flatten : 'a t t → 'a t<text:line-break/><text:tab/>val to_list : 'a t → 'a list<text:line-break/><text:tab/>val from_list : 'a list → 'a t<text:line-break/>end</text:span></text:p>
      <text:p text:style-name="P24"><text:span text:style-name="T27">I</text:span><text:span text:style-name="T26">mplementierung<text:line-break/></text:span><text:span text:style-name="T25">module Lift (B: Base) = struct<text:line-break/><text:tab/>(*Hier kommt ihre Implementierung*)<text:line-break/>end</text:span></text:p>
      <text:h text:style-name="P55" text:outline-level="2">Anwendung des Funktors</text:h>
      <text:p text:style-name="P24">Geben Sie ein Base Modul für Listen an.<text:line-break/><text:span text:style-name="T30">module List = Lift(struct <text:line-break/><text:tab/><text:tab/>(*Hier kommt ihr Code*) <text:line-break/><text:tab/>end)</text:span></text:p>
      <text:h text:style-name="P56" text:outline-level="2">(Bonus) Base Modul für binäre Suchbäume</text:h>
      <text:p text:style-name="P24">Geben Sie ein Base Modul für binäre Suchbäume an.<text:line-break/>m<text:span text:style-name="T29">odule </text:span>searchTree <text:span text:style-name="T29">= Lift(struct <text:line-break/><text:tab/><text:tab/>(*Hier kommt ihr Code*) <text:line-break/><text:tab/>end)</text:span></text:p>
      <text:h text:style-name="P47" text:outline-level="1">ThreadedTree</text:h>
      <text:p text:style-name="P2">Wir wollen nebenläufige Berechnungen auf Binärbäume durchführen. Die Daten befinden sich dabei nur in den Blättern des Baumes.</text:p>
      <text:p text:style-name="P25"><text:span text:style-name="T31">t</text:span><text:span text:style-name="T22">ype 'a t = Leaf of 'a | Node of 'a t * 'a t</text:span></text:p>
      <text:p text:style-name="P16">Schreiben Sie eine Funktion min welche das minimale Element eines Baumes liefert</text:p>
      <text:p text:style-name="P24">val min 'a t → 'a</text:p>
      <text:p text:style-name="P17">Dabei sollen innere Knoten für ihre Kinder Threads erstellen, auf das Ergebnis beider Teilbäume warten und dann dem Vaterknoten das Ergebnis mitteilen.</text:p>
      <text:h text:style-name="P50" text:outline-level="2">Alternative</text:h>
      <text:p text:style-name="P18">Falls jemand nicht nochmal den ThreadedTree machen will, da wir <text:span text:style-name="T47">i</text:span>hn schon im Repetitorium zur Übung gemacht haben, kann man alternativ folgende Aufgabe bearbeiten:</text:p>
      <text:p text:style-name="P2">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57"/>
      <text:p text:style-name="P57"/>
      <text:p text:style-name="P57"><text:line-break/><text:soft-page-break/>type s = Student of string<text:line-break/><text:span text:style-name="T52">(*p stellt den Datentyp für unsere Punkte dar*)</text:span><text:line-break/>type p = float<text:line-break/>type k = Klausur of s*(p list)<text:line-break/>type g = Eins | Zwei | Drei | Vier | Fuenf<text:line-break/>(*Die Notenskala weißt jeder Note ein oberes und unteres Punktelimit zu, <text:span text:style-name="T41">wobei<text:line-break/> das erste p das obere und das zweite p das untere Punktelimit sein soll.</text:span>*)<text:line-break/>type n = Skala of (g*p*p) list<text:line-break/><text:line-break/>(*Berechnet die Summe der Punkte einer Klausur*)<text:line-break/>val sum_k : k -&gt; p<text:line-break/><text:line-break/>(*Ermittelt die Note für eine gegebene Punkteanzahl mit dem gegebenen Notenspiegel.<text:line-break/> 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 die Liste von Noten für die Studenten. <text:line-break/> Da die Übungsleitung viele Tutoren besitzt, wird die Klausurenliste komplett<text:line-break/> parallelisiert benotet, d.h. die Note jeder Klausur wird immer von einem <text:line-break/> eigenen Thread <text:span text:style-name="T48">parallel </text:span>berechnet. Schneller<text:span text:style-name="T42">e</text:span> Threads sollen dabei nicht auf langsamere<text:line-break/> Threads warten müssen.*)<text:line-break/>val eval : k list -&gt; n -&gt; (s*g) list</text:p>
      <text:p text:style-name="P2">Implementieren sie die <text:span text:style-name="T45">Funktionen des </text:span>Moduls <text:span text:style-name="T44">an Hand der gegebenen Signaturen und Kommentaren:<text:line-break/></text:span><text:line-break/>let sum_k <text:span text:style-name="T43">= todo</text:span></text:p>
      <text:p text:style-name="P2">let rec get_grade <text:span text:style-name="T43">= todo</text:span></text:p>
      <text:p text:style-name="P2">let grade_k <text:span text:style-name="T43">= todo</text:span></text:p>
      <text:p text:style-name="P2">let eval <text:span text:style-name="T43">= todo</text:span></text:p>
      <text:h text:style-name="P48" text:outline-level="1">Beweise</text:h>
      <text:p text:style-name="P24">let rec app = fun x → fun y → match x with [] → y <text:line-break/><text:tab/>| x::xs → x::app xs y<text:line-break/><text:span text:style-name="T32">let rec rev = fun x → match x with [] → [] <text:line-break/><text:tab/>| x::xs → app (rev xs) [x]<text:line-break/>let rec rev1 = fun x → fun y → match x with [] → y<text:line-break/><text:tab/>| x::xs → rev1 xs (x::y)</text:span></text:p>
      <text:p text:style-name="P26">Lemma 1: app x [] = x<text:line-break/><text:soft-page-break/>Lemma 2: app (rev x) y = rev1 x y</text:p>
      <text:p text:style-name="P27">Beweisen Sie aufeinander aufbauen<text:span text:style-name="T33">d die folgenden drei Behauptungen</text:span>. Ergebnisse aus den vorherigen Aufgaben dürfen als gegeben betrachtet werden.<text:line-break/><text:span text:style-name="T34">Geben Sie bei jedem Schritt die angewendete Regel an (Def, IA, IS, Lemma1,...)</text:span></text:p>
      <text:list xml:id="list1536895434472571942" text:style-name="L6">
        <text:list-item>
          <text:p text:style-name="P42">rev1 (rev 1 x y) z = rev1 y (app x z)</text:p>
        </text:list-item>
        <text:list-item>
          <text:p text:style-name="P42">rev (rev x) = x</text:p>
        </text:list-item>
        <text:list-item>
          <text:p text:style-name="P43">(Bonus) rev (app (rev x) (rev y)) = app y x</text:p>
        </text:list-item>
      </text:list>
      <text:h text:style-name="P49" text:outline-level="1" text:is-list-header="true" text:restart-numbering="true" text:start-value="-1">Anhang</text:h>
      <text:p text:style-name="P28">module List : sig<text:line-break/><text:tab/><text:span text:style-name="T36">val cons : 'a → 'a list → 'a list<text:line-break/><text:tab/>val map : ('a → 'b) → 'a list → 'b list<text:line-break/><text:tab/>val fold_left : ('a → 'b → 'a) → 'a → 'b list → 'a<text:line-break/><text:tab/>val fold_right : ('a → 'b → 'b) → 'a list → 'b → 'b</text:span><text:line-break/>end<text:line-break/><text:line-break/><text:span text:style-name="T39">val ( % ) : ('a -&gt; 'b) -&gt; ('c -&gt; 'a) -&gt; 'c -&gt; 'b</text:span><text:line-break/><text:span text:style-name="T38">val id : 'a → 'a</text:span><text:line-break/><text:span text:style-name="T37">val neg : ('a → bool) → 'a → bool<text:line-break/>val flip : ('a → 'b → 'c) → 'b → 'a → 'c<text:line-break/><text:line-break/>module Thread : sig<text:line-break/><text:tab/>val create : ('a → 'b) → 'a → t<text:line-break/><text:tab/>val delay : float → unit<text:line-break/><text:tab/>val join : t → unit<text:line-break/>end<text:line-break/><text:line-break/>module Event : sig<text:line-break/><text:tab/>type 'a channel<text:line-break/><text:tab/>val new_channel : unit → 'a channel<text:line-break/><text:tab/>val send : 'a channel → 'a → unit event<text:line-break/><text:tab/>val receive : 'a channel → 'a event<text:line-break/><text:tab/>val sync : 'a channel → 'a<text:line-break/><text:tab/>val select : 'a event list → 'a<text:line-break/><text:tab/>val choose : 'a event list → 'a event<text:line-break/><text:tab/>val wrap : 'a event → ('a → 'b) → '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Code" style:family="paragraph" style:parent-style-name="Text_20_body">
      <style:text-properties fo:font-size="11pt" fo:language="de" fo:country="DE" fo:font-style="italic" style:font-size-asian="10.5pt"/>
    </style:style>
    <style:style style:name="Horizontal_20_Line" style:display-name="Horizontal Line" style:family="paragraph" style:parent-style-name="Standard" style:class="html"/>
    <style:style style:name="Header_20_right" style:display-name="Header right" style:family="paragraph" style:parent-style-name="Standard" style:class="extra"/>
    <style:style style:name="Text_20_body_20_indent" style:display-name="Text body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bae7d" officeooo:paragraph-rsid="005bae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1:59:27.047427227</meta:creation-date>
    <meta:generator>LibreOffice/5.0.5.2$Linux_X86_64 LibreOffice_project/00m0$Build-2</meta:generator>
    <dc:date>2016-03-16T14:29:32.599996843</dc:date>
    <meta:editing-duration>PT3H35M51S</meta:editing-duration>
    <meta:editing-cycles>154</meta:editing-cycles>
    <meta:document-statistic meta:table-count="2" meta:image-count="1" meta:object-count="0" meta:page-count="6" meta:paragraph-count="82" meta:word-count="1497" meta:character-count="7820" meta:non-whitespace-character-count="6361"/>
  </office:meta>
</office:document-meta>
</file>